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Segoe UI" svg:font-family="'Segoe UI', Arial, sans-serif"/>
    <style:font-face style:name="Verdana" svg:font-family="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ccf3c"/>
    </style:style>
    <style:style style:name="P2" style:family="paragraph" style:parent-style-name="Standard">
      <style:text-properties officeooo:rsid="001d02d7" officeooo:paragraph-rsid="001d02d7"/>
    </style:style>
    <style:style style:name="P3" style:family="paragraph" style:parent-style-name="Standard">
      <style:text-properties fo:color="#000000" officeooo:rsid="001ccf3c" officeooo:paragraph-rsid="001ccf3c" fo:background-color="#ffffff" loext:padding="0in" loext:border="none"/>
    </style:style>
    <style:style style:name="P4" style:family="paragraph" style:parent-style-name="Standard">
      <style:text-properties officeooo:paragraph-rsid="001d1565"/>
    </style:style>
    <style:style style:name="P5" style:family="paragraph" style:parent-style-name="Text_20_body" style:list-style-name="L1">
      <style:paragraph-properties fo:orphans="2" fo:widows="2"/>
    </style:style>
    <style:style style:name="P6" style:family="paragraph" style:parent-style-name="Text_20_body" style:list-style-name="L2">
      <style:paragraph-properties fo:orphans="2" fo:widows="2"/>
      <style:text-properties fo:font-variant="normal" fo:text-transform="none" fo:color="#000000" style:font-name="Verdana" fo:font-size="11.25pt" fo:letter-spacing="normal" fo:font-style="normal" fo:font-weight="normal"/>
    </style:style>
    <style:style style:name="P7" style:family="paragraph" style:parent-style-name="Text_20_body">
      <style:paragraph-properties fo:orphans="2" fo:widows="2"/>
      <style:text-properties fo:color="#000000" officeooo:rsid="001d02d7" officeooo:paragraph-rsid="001d02d7" fo:background-color="#ffffff" loext:padding="0in" loext:border="none"/>
    </style:style>
    <style:style style:name="P8" style:family="paragraph" style:parent-style-name="Text_20_body">
      <style:paragraph-properties fo:orphans="2" fo:widows="2"/>
      <style:text-properties fo:color="#000000" officeooo:paragraph-rsid="001d02d7" fo:background-color="#ffffff" loext:padding="0in" loext:border="none"/>
    </style:style>
    <style:style style:name="P9" style:family="paragraph" style:parent-style-name="Text_20_body" style:list-style-name="L1">
      <style:paragraph-properties fo:margin-top="0in" fo:margin-bottom="0in" loext:contextual-spacing="false" fo:orphans="2" fo:widows="2"/>
    </style:style>
    <style:style style:name="P10" style:family="paragraph" style:parent-style-name="Text_20_body" style:list-style-name="L1">
      <style:paragraph-properties fo:margin-top="0in" fo:margin-bottom="0in" loext:contextual-spacing="false" fo:orphans="2" fo:widows="2"/>
      <style:text-properties officeooo:paragraph-rsid="001d02d7"/>
    </style:style>
    <style:style style:name="P11" style:family="paragraph" style:parent-style-name="Text_20_body" style:list-style-name="L2">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12" style:family="paragraph" style:parent-style-name="Text_20_body">
      <style:paragraph-properties fo:margin-left="0in" fo:margin-right="0in" fo:orphans="2" fo:widows="2" fo:text-indent="0in" style:auto-text-indent="false"/>
    </style:style>
    <style:style style:name="P13" style:family="paragraph" style:parent-style-name="Text_20_body">
      <style:paragraph-properties fo:margin-left="0in" fo:margin-right="0in" fo:orphans="2" fo:widows="2" fo:text-indent="0in" style:auto-text-indent="false"/>
      <style:text-properties officeooo:paragraph-rsid="001fa9dd"/>
    </style:style>
    <style:style style:name="P14" style:family="paragraph" style:parent-style-name="Text_20_body">
      <style:paragraph-properties fo:margin-left="0in" fo:margin-right="0in" fo:orphans="2" fo:widows="2" fo:text-indent="0in" style:auto-text-indent="false"/>
      <style:text-properties officeooo:paragraph-rsid="00210060"/>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16"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officeooo:rsid="00210060" officeooo:paragraph-rsid="00210060"/>
    </style:style>
    <style:style style:name="P17"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000000" style:font-name="Consolas" fo:font-size="12pt" fo:letter-spacing="normal" fo:font-style="normal" fo:font-weight="normal" fo:background-color="#ffffff" loext:padding-left="0.1252in" loext:padding-right="0in" loext:padding-top="0in" loext:padding-bottom="0in" loext:border-left="3pt solid #4caf50" loext:border-right="none" loext:border-top="none" loext:border-bottom="none"/>
    </style:style>
    <style:style style:name="P18" style:family="paragraph" style:parent-style-name="Text_20_body">
      <style:paragraph-properties fo:margin-left="0in" fo:margin-right="0in" fo:margin-top="0.1665in" fo:margin-bottom="0.1665in" loext:contextual-spacing="false" fo:orphans="2" fo:widows="2" fo:text-indent="0in" style:auto-text-indent="false"/>
      <style:text-properties officeooo:paragraph-rsid="001d1565"/>
    </style:style>
    <style:style style:name="P19" style:family="paragraph" style:parent-style-name="Text_20_body">
      <style:paragraph-properties fo:margin-left="0in" fo:margin-right="0in" fo:margin-top="0.1665in" fo:margin-bottom="0.1665in" loext:contextual-spacing="false" fo:orphans="2" fo:widows="2" fo:text-indent="0in" style:auto-text-indent="false"/>
      <style:text-properties officeooo:rsid="001d1565" officeooo:paragraph-rsid="001d1565"/>
    </style:style>
    <style:style style:name="P20" style:family="paragraph" style:parent-style-name="Text_20_body">
      <style:paragraph-properties fo:margin-top="0in" fo:margin-bottom="0.1665in" loext:contextual-spacing="false" fo:text-align="center" style:justify-single-word="false" fo:orphans="2" fo:widows="2"/>
    </style:style>
    <style:style style:name="P21" style:family="paragraph" style:parent-style-name="Text_20_body">
      <style:paragraph-properties fo:margin-top="0.1665in" fo:margin-bottom="0.1665in" loext:contextual-spacing="false" fo:orphans="2" fo:widows="2"/>
      <style:text-properties fo:font-variant="normal" fo:text-transform="none" fo:color="#000000" style:font-name="Consolas" fo:font-size="12pt" fo:letter-spacing="normal" fo:font-style="normal" fo:font-weight="normal" fo:background-color="#ffffff" loext:padding-left="0.1252in" loext:padding-right="0in" loext:padding-top="0in" loext:padding-bottom="0in" loext:border-left="3pt solid #4caf50" loext:border-right="none" loext:border-top="none" loext:border-bottom="none"/>
    </style:style>
    <style:style style:name="P22"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000000" style:font-name="Segoe UI" fo:font-size="18pt" fo:letter-spacing="normal" fo:font-style="normal" fo:font-weight="normal" fo:background-color="#f1f1f1" loext:padding="0in" loext:border="none"/>
    </style:style>
    <style:style style:name="T1" style:family="text">
      <style:text-properties fo:color="#000000" officeooo:rsid="001ccf3c" fo:background-color="#ffffff" loext:char-shading-value="0" loext:padding="0in" loext:border="none"/>
    </style:style>
    <style:style style:name="T2" style:family="text">
      <style:text-properties fo:font-variant="normal" fo:text-transform="none" fo:color="#000000" style:font-name="Verdana" fo:font-size="11.25pt" fo:letter-spacing="normal" fo:font-style="normal" fo:font-weight="normal"/>
    </style:style>
    <style:style style:name="T3" style:family="text">
      <style:text-properties fo:font-variant="normal" fo:text-transform="none" fo:color="#000000" style:font-name="Verdana" fo:font-size="11.25pt" fo:letter-spacing="normal" fo:font-style="normal" fo:font-weight="normal" officeooo:rsid="001d02d7"/>
    </style:style>
    <style:style style:name="T4" style:family="text">
      <style:text-properties fo:font-variant="normal" fo:text-transform="none" fo:color="#000000" style:font-name="Verdana" fo:font-size="11.25pt" fo:letter-spacing="normal" fo:font-style="normal" fo:font-weight="normal" officeooo:rsid="001d02d7" fo:background-color="#ffffff" loext:char-shading-value="0" loext:padding="0in" loext:border="none"/>
    </style:style>
    <style:style style:name="T5" style:family="text">
      <style:text-properties fo:font-variant="normal" fo:text-transform="none" fo:color="#000000" style:font-name="Verdana" fo:font-size="11.25pt" fo:letter-spacing="normal" fo:font-style="normal" fo:font-weight="normal" fo:background-color="#ffffff" loext:char-shading-value="0" loext:padding="0in" loext:border="none"/>
    </style:style>
    <style:style style:name="T6" style:family="text">
      <style:text-properties fo:font-variant="normal" fo:text-transform="none" fo:color="#000000" style:font-name="Verdana" fo:font-size="11.25pt" fo:letter-spacing="normal" fo:font-style="normal" fo:font-weight="normal" officeooo:rsid="001fa9dd"/>
    </style:style>
    <style:style style:name="T7" style:family="text">
      <style:text-properties fo:font-variant="normal" fo:text-transform="none" fo:color="#000000" style:font-name="Verdana" fo:font-size="11.25pt" fo:letter-spacing="normal" fo:font-style="normal" fo:font-weight="normal" officeooo:rsid="00210060"/>
    </style:style>
    <style:style style:name="T8" style:family="text">
      <style:text-properties fo:font-variant="normal" fo:text-transform="none" fo:color="#000000" style:font-name="Consolas" fo:font-size="12pt" fo:letter-spacing="normal" fo:font-style="normal" fo:font-weight="normal"/>
    </style:style>
    <style:style style:name="T9" style:family="text">
      <style:text-properties fo:font-variant="normal" fo:text-transform="none" fo:color="#000000" style:font-name="Consolas" fo:font-size="12pt" fo:letter-spacing="normal" fo:font-style="normal" fo:font-weight="normal" fo:background-color="#ffffff" loext:char-shading-value="0" loext:padding="0in" loext:border="none"/>
    </style:style>
    <style:style style:name="T10" style:family="text">
      <style:text-properties fo:font-variant="normal" fo:text-transform="none" fo:color="#000000" style:font-name="Consolas" fo:font-size="12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11" style:family="text">
      <style:text-properties fo:font-variant="normal" fo:text-transform="none" fo:color="#000000" style:font-name="Segoe UI" fo:font-size="18pt" fo:letter-spacing="normal" fo:font-style="normal" fo:font-weight="normal"/>
    </style:style>
    <style:style style:name="T12" style:family="text">
      <style:text-properties fo:font-variant="normal" fo:text-transform="none" fo:color="#000000" fo:letter-spacing="normal"/>
    </style:style>
    <style:style style:name="T13" style:family="text">
      <style:text-properties fo:font-variant="normal" fo:text-transform="none" fo:color="#dc143c" style:font-name="Consolas" fo:font-size="12pt" fo:letter-spacing="normal" fo:font-style="normal" fo:font-weight="normal" fo:background-color="#f1f1f1" loext:char-shading-value="0" loext:padding="0in" loext:border="none"/>
    </style:style>
    <style:style style:name="T14" style:family="text">
      <style:text-properties fo:font-variant="normal" fo:text-transform="none" fo:color="#0000cd" style:font-name="Consolas" fo:font-size="12pt" fo:letter-spacing="normal" fo:font-style="normal" fo:font-weight="normal"/>
    </style:style>
    <style:style style:name="T15" style:family="text">
      <style:text-properties fo:font-variant="normal" fo:text-transform="none" fo:color="#0000cd" style:font-name="Consolas" fo:font-size="12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16" style:family="text">
      <style:text-properties fo:font-variant="normal" fo:text-transform="none" fo:color="#0000cd" style:font-name="Consolas" fo:font-size="12pt" fo:letter-spacing="normal" fo:font-style="normal" fo:font-weight="normal" officeooo:rsid="001d1565" fo:background-color="#ffffff" loext:char-shading-value="0" loext:padding-left="0.1252in" loext:padding-right="0in" loext:padding-top="0in" loext:padding-bottom="0in" loext:border-left="3pt solid #4caf50" loext:border-right="none" loext:border-top="none" loext:border-bottom="none"/>
    </style:style>
    <style:style style:name="T17" style:family="text">
      <style:text-properties fo:font-variant="normal" fo:text-transform="none" fo:color="#ff0000" style:font-name="Consolas" fo:font-size="12pt" fo:letter-spacing="normal" fo:font-style="normal" fo:font-weight="normal"/>
    </style:style>
    <style:style style:name="T18" style:family="text">
      <style:text-properties fo:font-variant="normal" fo:text-transform="none" fo:color="#a52a2a" style:font-name="Consolas" fo:font-size="12pt" fo:letter-spacing="normal" fo:font-style="normal" fo:font-weight="normal"/>
    </style:style>
    <style:style style:name="T19" style:family="text">
      <style:text-properties fo:font-variant="normal" fo:text-transform="none" fo:color="#a52a2a" style:font-name="Consolas" fo:font-size="12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20" style:family="text">
      <style:text-properties fo:font-variant="normal" fo:text-transform="none" fo:color="#ffffff" style:text-line-through-style="none" style:text-line-through-type="none" style:font-name="Verdana" fo:font-size="11.25pt" fo:letter-spacing="normal" fo:font-style="normal" style:text-underline-style="none" fo:font-weight="normal" style:text-blinking="false" fo:background-color="#4caf50" loext:char-shading-value="0" loext:padding="0in" loext:border="none"/>
    </style:style>
    <style:style style:name="T21" style:family="text">
      <style:text-properties officeooo:rsid="001d02d7"/>
    </style:style>
    <style:style style:name="T22" style:family="text">
      <style:text-properties fo:color="#0000cd"/>
    </style:style>
    <style:style style:name="T23" style:family="text">
      <style:text-properties fo:color="#0000cd" officeooo:rsid="001d1565"/>
    </style:style>
    <style:style style:name="T24" style:family="text">
      <style:text-properties fo:color="#ff0000"/>
    </style:style>
    <style:style style:name="T25" style:family="text">
      <style:text-properties fo:color="#a52a2a"/>
    </style:style>
    <style:style style:name="T26" style:family="text">
      <style:text-properties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DOCTYPE html обязательный атрибут <text:s/>в начале дока</text:p>
      <text:p text:style-name="P1"><text:span text:style-name="T1">2.</text:span><text:span text:style-name="T5">The </text:span><text:span text:style-name="Source_20_Text"><text:span text:style-name="T9">&lt;html&gt;</text:span></text:span><text:span text:style-name="T5"> element is the root element of an HTML page</text:span></text:p>
      <text:list xml:id="list2302573051" text:style-name="L1">
        <text:list-item>
          <text:p text:style-name="P9"><text:span text:style-name="T5">The </text:span><text:span text:style-name="Source_20_Text"><text:span text:style-name="T9">&lt;head&gt;</text:span></text:span><text:span text:style-name="T5"> element contains meta information about the document</text:span></text:p>
        </text:list-item>
        <text:list-item>
          <text:p text:style-name="P9"><text:span text:style-name="T5">The </text:span><text:span text:style-name="Source_20_Text"><text:span text:style-name="T9">&lt;title&gt;</text:span></text:span><text:span text:style-name="T5"> element specifies a title for the document</text:span></text:p>
        </text:list-item>
        <text:list-item>
          <text:p text:style-name="P9"><text:span text:style-name="T5">The </text:span><text:span text:style-name="Source_20_Text"><text:span text:style-name="T9">&lt;body&gt;</text:span></text:span><text:span text:style-name="T5"> element contains the visible page content</text:span></text:p>
        </text:list-item>
        <text:list-item>
          <text:p text:style-name="P9"><text:span text:style-name="T5">The </text:span><text:span text:style-name="Source_20_Text"><text:span text:style-name="T9">&lt;h1&gt;</text:span></text:span><text:span text:style-name="T5"> element defines a large heading</text:span></text:p>
          <text:p text:style-name="P10"><text:span text:style-name="T4">(</text:span><text:span text:style-name="T5">HTML headings are defined with the </text:span><text:span text:style-name="Source_20_Text"><text:span text:style-name="T9">&lt;h1&gt;</text:span></text:span><text:span text:style-name="T5"> to </text:span><text:span text:style-name="Source_20_Text"><text:span text:style-name="T9">&lt;h6&gt;</text:span></text:span><text:span text:style-name="T5"> tags.</text:span></text:p>
        </text:list-item>
      </text:list>
      <text:p text:style-name="P12"><text:span text:style-name="Source_20_Text"><text:span text:style-name="T9">&lt;h1&gt;</text:span></text:span><text:span text:style-name="T5"> defines the most important heading. </text:span><text:span text:style-name="Source_20_Text"><text:span text:style-name="T9">&lt;h6&gt;</text:span></text:span><text:span text:style-name="T5"> defines the least important heading</text:span><text:span text:style-name="T4">)</text:span></text:p>
      <text:list xml:id="list13039246697392" text:continue-numbering="true" text:style-name="L1">
        <text:list-item>
          <text:p text:style-name="P5"><text:span text:style-name="T5">The </text:span><text:span text:style-name="Source_20_Text"><text:span text:style-name="T9">&lt;p&gt;</text:span></text:span><text:span text:style-name="T5"> element defines a paragraph</text:span></text:p>
        </text:list-item>
      </text:list>
      <text:p text:style-name="P8"><text:span text:style-name="T3">3.</text:span><text:span text:style-name="T2">HTML Links</text:span></text:p>
      <text:p text:style-name="P12"><text:span text:style-name="T5">HTML links are defined with the </text:span><text:span text:style-name="Source_20_Text"><text:span text:style-name="T9">&lt;a&gt;</text:span></text:span><text:span text:style-name="T5"> tag:</text:span></text:p>
      <text:p text:style-name="P7"><text:span text:style-name="T14">&lt;</text:span><text:span text:style-name="T8">a</text:span><text:span text:style-name="T17"> href</text:span><text:span text:style-name="T14">="https://www.w3schools.com"&gt;</text:span><text:span text:style-name="T8">This is a link</text:span><text:span text:style-name="T14">&lt;</text:span><text:span text:style-name="T8">/a</text:span><text:span text:style-name="T14">&gt;</text:span></text:p>
      <text:p text:style-name="P8"><text:span text:style-name="T3">4.</text:span><text:span text:style-name="T2">HTML Images</text:span></text:p>
      <text:p text:style-name="P12"><text:span text:style-name="T5">HTML images are defined with the </text:span><text:span text:style-name="Source_20_Text"><text:span text:style-name="T9">&lt;img&gt;</text:span></text:span><text:span text:style-name="T5"> tag.</text:span></text:p>
      <text:p text:style-name="P12"><text:span text:style-name="T5">The source file (</text:span><text:span text:style-name="Source_20_Text"><text:span text:style-name="T9">src</text:span></text:span><text:span text:style-name="T5">), alternative text (</text:span><text:span text:style-name="Source_20_Text"><text:span text:style-name="T9">alt</text:span></text:span><text:span text:style-name="T5">), </text:span><text:span text:style-name="Source_20_Text"><text:span text:style-name="T9">width</text:span></text:span><text:span text:style-name="T5">, and </text:span><text:span text:style-name="Source_20_Text"><text:span text:style-name="T9">height</text:span></text:span><text:span text:style-name="T5"> are provided as attributes:</text:span></text:p>
      <text:p text:style-name="P7"><text:span text:style-name="T8">&lt;</text:span><text:span text:style-name="T18">img</text:span><text:span text:style-name="T2"> </text:span><text:span text:style-name="T8">src</text:span><text:span text:style-name="T14">="w3schools.jpg"</text:span><text:span text:style-name="T8"> alt</text:span><text:span text:style-name="T14">="W3Schools.com"</text:span><text:span text:style-name="T8"> width</text:span><text:span text:style-name="T14">="104"</text:span><text:span text:style-name="T8">height</text:span><text:span text:style-name="T14">="142"</text:span><text:span text:style-name="T8">&gt;</text:span></text:p>
      <text:p text:style-name="P4"><text:span text:style-name="T21">5.</text:span><text:span text:style-name="T2">HTML buttons are defined with the </text:span><text:span text:style-name="Source_20_Text"><text:span text:style-name="T13">&lt;button&gt;</text:span></text:span><text:span text:style-name="T12"> </text:span><text:span text:style-name="T2">tag:</text:span></text:p>
      <text:p text:style-name="P18"><text:span text:style-name="T15">&lt;</text:span><text:span text:style-name="T19">button</text:span><text:span text:style-name="T15">&gt;</text:span><text:span text:style-name="T10">Click me</text:span><text:span text:style-name="T15">&lt;</text:span><text:span text:style-name="T19">/button</text:span><text:span text:style-name="T15">&gt;</text:span></text:p>
      <text:p text:style-name="P18"><text:span text:style-name="T16">6.</text:span><text:span text:style-name="T15">HTML Lists</text:span></text:p>
      <text:p text:style-name="P12"><text:span text:style-name="T2">HTML lists are defined with the </text:span><text:span text:style-name="Source_20_Text"><text:span text:style-name="T13">&lt;ul&gt;</text:span></text:span><text:span text:style-name="T2"> (unordered/bullet list) or the </text:span><text:span text:style-name="Source_20_Text"><text:span text:style-name="T13">&lt;ol&gt;</text:span></text:span><text:span text:style-name="T2"> (ordered/numbered list) tag, followed by </text:span><text:span text:style-name="Source_20_Text"><text:span text:style-name="T13">&lt;li&gt;</text:span></text:span><text:span text:style-name="T2"> tags (list items):</text:span></text:p>
      <text:p text:style-name="P12"><text:span text:style-name="T14">&lt;</text:span><text:span text:style-name="T8">ul</text:span><text:span text:style-name="T14">&gt;</text:span><text:span text:style-name="T2"><text:line-break/>  </text:span><text:span text:style-name="T14">&lt;</text:span><text:span text:style-name="T8">li</text:span><text:span text:style-name="T14">&gt;</text:span><text:span text:style-name="T8">Coffee</text:span><text:span text:style-name="T14">&lt;</text:span><text:span text:style-name="T8">/li</text:span><text:span text:style-name="T14">&gt;</text:span><text:span text:style-name="T2"><text:line-break/>  </text:span><text:span text:style-name="T14">&lt;</text:span><text:span text:style-name="T8">li</text:span><text:span text:style-name="T14">&gt;</text:span><text:span text:style-name="T8">Tea</text:span><text:span text:style-name="T14">&lt;</text:span><text:span text:style-name="T8">/li</text:span><text:span text:style-name="T14">&gt;</text:span><text:span text:style-name="T2"><text:line-break/>  </text:span><text:span text:style-name="T14">&lt;</text:span><text:span text:style-name="T8">li</text:span><text:span text:style-name="T14">&gt;</text:span><text:span text:style-name="T8">Milk</text:span><text:span text:style-name="T14">&lt;</text:span><text:span text:style-name="T8">/li</text:span><text:span text:style-name="T14">&gt;</text:span><text:span text:style-name="T2"><text:line-break/></text:span><text:span text:style-name="T14">&lt;</text:span><text:span text:style-name="T8">/ul</text:span><text:span text:style-name="T14">&gt;</text:span></text:p>
      <text:p text:style-name="P13"><text:span text:style-name="T6">7.</text:span><text:span text:style-name="T2">Empty HTML Elements</text:span></text:p>
      <text:p text:style-name="P15">HTML elements with no content are called empty elements.</text:p>
      <text:p text:style-name="P12"><text:span text:style-name="Source_20_Text"><text:span text:style-name="T13">&lt;br&gt;</text:span></text:span><text:span text:style-name="T2"> is an empty element without a closing tag (the </text:span><text:span text:style-name="Source_20_Text"><text:span text:style-name="T13">&lt;br&gt;</text:span></text:span><text:span text:style-name="T2"> tag defines a line break):</text:span></text:p>
      <text:h text:style-name="P22" text:outline-level="3">Example</text:h>
      <text:p text:style-name="P21"><text:span text:style-name="T22">&lt;</text:span><text:span text:style-name="T25">p</text:span><text:span text:style-name="T22">&gt;</text:span>This is a <text:span text:style-name="T22">&lt;</text:span><text:span text:style-name="T25">br</text:span><text:span text:style-name="T22">&gt;</text:span> paragraph with a line break.<text:span text:style-name="T22">&lt;</text:span><text:span text:style-name="T25">/p</text:span><text:span text:style-name="T22">&gt;</text:span></text:p>
      <text:p text:style-name="P20"><text:soft-page-break/><text:a xlink:type="simple" xlink:href="https://www.w3schools.com/html/tryit.asp?filename=tryhtml_elements_br" office:target-frame-name="_blank" xlink:show="new" text:style-name="Internet_20_link" text:visited-style-name="Visited_20_Internet_20_Link"><text:span text:style-name="T20">Try it Yourself »</text:span></text:a></text:p>
      <text:p text:style-name="P15">Empty elements can be "closed" in the opening tag like this: &lt;br /&gt;.</text:p>
      <text:p text:style-name="P15">HTML5 does not require empty elements to be closed. But if you want stricter validation, or if you need to make your document readable by XML parsers, you must close all HTML elements properly.</text:p>
      <text:p text:style-name="P13"><text:span text:style-name="T6">8.</text:span><text:span text:style-name="T2">HTML Attributes</text:span></text:p>
      <text:list xml:id="list2783605040" text:style-name="L2">
        <text:list-item>
          <text:p text:style-name="P11">All HTML elements can have <text:span text:style-name="T26">attributes</text:span></text:p>
        </text:list-item>
        <text:list-item>
          <text:p text:style-name="P11">Attributes provide <text:span text:style-name="T26">additional information</text:span> about an element</text:p>
        </text:list-item>
        <text:list-item>
          <text:p text:style-name="P11">Attributes are always specified in <text:span text:style-name="T26">the start tag</text:span></text:p>
        </text:list-item>
        <text:list-item>
          <text:p text:style-name="P6">Attributes usually come in name/value pairs like: <text:span text:style-name="T26">name="value"</text:span></text:p>
        </text:list-item>
      </text:list>
      <text:p text:style-name="P13"><text:span text:style-name="T6">9.</text:span><text:span text:style-name="T2">The style Attribute</text:span></text:p>
      <text:p text:style-name="P12"><text:span text:style-name="T2">The </text:span><text:span text:style-name="Source_20_Text"><text:span text:style-name="T13">style</text:span></text:span><text:span text:style-name="T2"> attribute is used to specify the styling of an element, like color, font, size etc.</text:span></text:p>
      <text:h text:style-name="P22" text:outline-level="3">Example</text:h>
      <text:p text:style-name="P21"><text:span text:style-name="T22">&lt;</text:span><text:span text:style-name="T25">p</text:span><text:span text:style-name="T24"> style</text:span><text:span text:style-name="T22">="color:red"&gt;</text:span>I am a paragraph<text:span text:style-name="T22">&lt;</text:span><text:span text:style-name="T25">/p</text:span><text:span text:style-name="T22">&gt;</text:span></text:p>
      <text:p text:style-name="P14"><text:span text:style-name="T7">10.</text:span><text:span text:style-name="T2">The lang Attribute</text:span></text:p>
      <text:p text:style-name="P12"><text:span text:style-name="T2">The language of the document can be declared in the </text:span><text:span text:style-name="Source_20_Text"><text:span text:style-name="T13">&lt;html&gt;</text:span></text:span><text:span text:style-name="T2"> tag.</text:span></text:p>
      <text:p text:style-name="P12"><text:span text:style-name="T2">The language is declared with the </text:span><text:span text:style-name="Source_20_Text"><text:span text:style-name="T13">lang</text:span></text:span><text:span text:style-name="T2"> attribute.</text:span></text:p>
      <text:p text:style-name="P15">Declaring a language is important for accessibility applications (screen readers) and search engines:</text:p>
      <text:p text:style-name="P17"><text:span text:style-name="T22">&lt;</text:span><text:span text:style-name="T25">!DOCTYPE</text:span><text:span text:style-name="T24"> html</text:span><text:span text:style-name="T22">&gt;</text:span><text:line-break/><text:span text:style-name="T22">&lt;</text:span><text:span text:style-name="T25">html</text:span><text:span text:style-name="T24"> lang</text:span><text:span text:style-name="T22">="en-US"&gt;</text:span></text:p>
      <text:p text:style-name="P16">The first two letters specify the language (en). If there is a dialect, use two more letters (US).</text:p>
      <text:p text:style-name="P16">11.</text:p>
      <text:p text:style-name="P19"><text:span text:style-name="T15"/></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Segoe UI" svg:font-family="'Segoe UI', Arial, sans-serif"/>
    <style:font-face style:name="Verdana" svg:font-family="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21:18:17.341475500</meta:creation-date>
    <dc:date>2019-03-06T01:30:38.002712869</dc:date>
    <meta:editing-duration>PT13M30S</meta:editing-duration>
    <meta:editing-cycles>1</meta:editing-cycles>
    <meta:document-statistic meta:table-count="0" meta:image-count="0" meta:object-count="0" meta:page-count="2" meta:paragraph-count="45" meta:word-count="376" meta:character-count="2352" meta:non-whitespace-character-count="2024"/>
    <meta:generator>LibreOffice/5.3.1.2$Linux_X86_64 LibreOffice_project/30m0$Build-2</meta:generator>
  </office:meta>
</office:document-meta>
</file>